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officeooo:rsid="000a8531"/>
    </style:style>
    <style:style style:name="T2" style:family="text">
      <style:text-properties officeooo:rsid="000bd8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<text:span text:style-name="T2">6</text:span>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/text:p>
      <text:p text:style-name="P4"><text:tab/></text:p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29T21:03:25.599000000</dc:date>
    <meta:editing-duration>PT17S</meta:editing-duration>
    <meta:generator>LibreOffice/6.0.7.3$Windows_X86_64 LibreOffice_project/dc89aa7a9eabfd848af146d5086077aeed2ae4a5</meta:generator>
    <meta:editing-cycles>4</meta:editing-cycles>
    <meta:document-statistic meta:table-count="0" meta:image-count="0" meta:object-count="0" meta:page-count="1" meta:paragraph-count="16" meta:word-count="41" meta:character-count="51" meta:non-whitespace-character-count="4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